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3f2" officeooo:paragraph-rsid="000aa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eretem az ősz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4:46.814671433</meta:creation-date>
    <dc:date>2022-02-15T12:56:20.795214022</dc:date>
    <meta:editing-duration>PT1M34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6.4.7.2$Linux_X86_64 LibreOffice_project/40$Build-2</meta:generator>
  </office:meta>
</office:document-meta>
</file>